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74" style:family="table-cell" style:parent-style-name="Default" style:data-style-name="N10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4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2" table:default-cell-style-name="ce374"/>
        <table:table-row table:style-name="ro1">
          <table:table-cell office:value-type="string" calcext:value-type="string">
            <text:p>ABC Motors Nissan of Manassas</text:p>
          </table:table-cell>
          <table:table-cell table:number-columns-repeated="12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/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Electronic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Group TV</text:p>
          </table:table-cell>
          <table:table-cell table:number-columns-repeated="3" table:style-name="ce374" office:value-type="currency" office:currency="USD" office:value="5122.54" calcext:value-type="currency">
            <text:p>$5,122.54</text:p>
          </table:table-cell>
          <table:table-cell table:style-name="ce374" office:value-type="currency" office:currency="USD" office:value="6882.07" calcext:value-type="currency">
            <text:p>$6,882.07</text:p>
          </table:table-cell>
          <table:table-cell/>
          <table:table-cell table:style-name="ce374" office:value-type="currency" office:currency="USD" office:value="8889.93" calcext:value-type="currency">
            <text:p>$8,889.93</text:p>
          </table:table-cell>
          <table:table-cell table:number-columns-repeated="2" table:style-name="ce374" office:value-type="currency" office:currency="USD" office:value="6032.45" calcext:value-type="currency">
            <text:p>$6,032.45</text:p>
          </table:table-cell>
          <table:table-cell table:number-columns-repeated="2" table:style-name="ce374" office:value-type="currency" office:currency="USD" office:value="7619.94" calcext:value-type="currency">
            <text:p>$7,619.94</text:p>
          </table:table-cell>
          <table:table-cell table:number-columns-repeated="2" table:style-name="ce374" office:value-type="currency" office:currency="USD" office:value="8889.93" calcext:value-type="currency">
            <text:p>$8,889.93</text:p>
          </table:table-cell>
          <table:table-cell office:value-type="currency" office:currency="USD" office:value="76224.25" calcext:value-type="currency">
            <text:p>$76,224.25</text:p>
          </table:table-cell>
        </table:table-row>
        <table:table-row table:style-name="ro1">
          <table:table-cell office:value-type="string" calcext:value-type="string">
            <text:p>Television</text:p>
          </table:table-cell>
          <table:table-cell office:value-type="float" office:value="123.22" calcext:value-type="float">
            <text:p>123.22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table:number-columns-repeated="12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Group PVOD/ACR</text:p>
          </table:table-cell>
          <table:table-cell table:number-columns-repeated="3" table:style-name="ce374" office:value-type="currency" office:currency="USD" office:value="457.37" calcext:value-type="currency">
            <text:p>$457.37</text:p>
          </table:table-cell>
          <table:table-cell table:style-name="ce374" office:value-type="currency" office:currency="USD" office:value="2553.52" calcext:value-type="currency">
            <text:p>$2,553.52</text:p>
          </table:table-cell>
          <table:table-cell table:style-name="ce374" office:value-type="currency" office:currency="USD" office:value="4449.14" calcext:value-type="currency">
            <text:p>$4,449.14</text:p>
          </table:table-cell>
          <table:table-cell table:style-name="ce374" office:value-type="currency" office:currency="USD" office:value="4053.81" calcext:value-type="currency">
            <text:p>$4,053.81</text:p>
          </table:table-cell>
          <table:table-cell table:number-columns-repeated="2" table:style-name="ce374" office:value-type="currency" office:currency="USD" office:value="2326.62" calcext:value-type="currency">
            <text:p>$2,326.62</text:p>
          </table:table-cell>
          <table:table-cell table:number-columns-repeated="2" table:style-name="ce374" office:value-type="currency" office:currency="USD" office:value="3190.21" calcext:value-type="currency">
            <text:p>$3,190.21</text:p>
          </table:table-cell>
          <table:table-cell table:number-columns-repeated="2" table:style-name="ce374" office:value-type="currency" office:currency="USD" office:value="4053.81" calcext:value-type="currency">
            <text:p>$4,053.81</text:p>
          </table:table-cell>
          <table:table-cell office:value-type="currency" office:currency="USD" office:value="31569.86" calcext:value-type="currency">
            <text:p>$31,569.86</text:p>
          </table:table-cell>
        </table:table-row>
        <table:table-row table:style-name="ro1">
          <table:table-cell office:value-type="string" calcext:value-type="string">
            <text:p>Group Sponsorship</text:p>
          </table:table-cell>
          <table:table-cell table:style-name="ce374" office:value-type="currency" office:currency="USD" office:value="1965.16" calcext:value-type="currency">
            <text:p>$1,965.16</text:p>
          </table:table-cell>
          <table:table-cell table:style-name="ce374" office:value-type="currency" office:currency="USD" office:value="1439.98" calcext:value-type="currency">
            <text:p>$1,439.98</text:p>
          </table:table-cell>
          <table:table-cell table:style-name="ce374" office:value-type="currency" office:currency="USD" office:value="2084.14" calcext:value-type="currency">
            <text:p>$2,084.14</text:p>
          </table:table-cell>
          <table:table-cell table:style-name="ce374" office:value-type="currency" office:currency="USD" office:value="1875.22" calcext:value-type="currency">
            <text:p>$1,875.22</text:p>
          </table:table-cell>
          <table:table-cell table:style-name="ce374" office:value-type="currency" office:currency="USD" office:value="0" calcext:value-type="currency">
            <text:p>$0.00</text:p>
          </table:table-cell>
          <table:table-cell/>
          <table:table-cell table:number-columns-repeated="3" table:style-name="ce374" office:value-type="currency" office:currency="USD" office:value="0" calcext:value-type="currency">
            <text:p>$0.00</text:p>
          </table:table-cell>
          <table:table-cell table:number-columns-repeated="3" table:style-name="ce374" office:value-type="currency" office:currency="USD" office:value="1777.99" calcext:value-type="currency">
            <text:p>$1,777.99</text:p>
          </table:table-cell>
          <table:table-cell office:value-type="currency" office:currency="USD" office:value="12698.46" calcext:value-type="currency">
            <text:p>$12,698.46</text:p>
          </table:table-cell>
        </table:table-row>
        <table:table-row table:style-name="ro1">
          <table:table-cell office:value-type="string" calcext:value-type="string">
            <text:p>Agency Fee</text:p>
          </table:table-cell>
          <table:table-cell table:style-name="ce374" office:value-type="currency" office:currency="USD" office:value="388" calcext:value-type="currency">
            <text:p>$388.00</text:p>
          </table:table-cell>
          <table:table-cell table:style-name="ce374" office:value-type="currency" office:currency="USD" office:value="426.88" calcext:value-type="currency">
            <text:p>$426.88</text:p>
          </table:table-cell>
          <table:table-cell table:number-columns-repeated="10" table:style-name="ce374" office:value-type="currency" office:currency="USD" office:value="388" calcext:value-type="currency">
            <text:p>$388.00</text:p>
          </table:table-cell>
          <table:table-cell office:value-type="currency" office:currency="USD" office:value="4694.88" calcext:value-type="currency">
            <text:p>$4,694.88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table:style-name="ce374" office:value-type="currency" office:currency="USD" office:value="700" calcext:value-type="currency">
            <text:p>$700.00</text:p>
          </table:table-cell>
          <table:table-cell table:number-columns-repeated="11" table:style-name="ce374" office:value-type="currency" office:currency="USD" office:value="1370.6" calcext:value-type="currency">
            <text:p>$1,370.60</text:p>
          </table:table-cell>
          <table:table-cell office:value-type="currency" office:currency="USD" office:value="15776.6" calcext:value-type="currency">
            <text:p>$15,776.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74" office:value-type="currency" office:currency="USD" office:value="8633.07" calcext:value-type="currency">
            <text:p>$8,633.07</text:p>
          </table:table-cell>
          <table:table-cell table:style-name="ce374" office:value-type="currency" office:currency="USD" office:value="8817.37" calcext:value-type="currency">
            <text:p>$8,817.37</text:p>
          </table:table-cell>
          <table:table-cell table:style-name="ce374" office:value-type="currency" office:currency="USD" office:value="9422.65" calcext:value-type="currency">
            <text:p>$9,422.65</text:p>
          </table:table-cell>
          <table:table-cell table:style-name="ce374" office:value-type="currency" office:currency="USD" office:value="13069.4" calcext:value-type="currency">
            <text:p>$13,069.40</text:p>
          </table:table-cell>
          <table:table-cell table:style-name="ce374" office:value-type="currency" office:currency="USD" office:value="6207.74" calcext:value-type="currency">
            <text:p>$6,207.74</text:p>
          </table:table-cell>
          <table:table-cell table:style-name="ce374" office:value-type="currency" office:currency="USD" office:value="14702.33" calcext:value-type="currency">
            <text:p>$14,702.33</text:p>
          </table:table-cell>
          <table:table-cell table:number-columns-repeated="2" table:style-name="ce374" office:value-type="currency" office:currency="USD" office:value="10117.67" calcext:value-type="currency">
            <text:p>$10,117.67</text:p>
          </table:table-cell>
          <table:table-cell table:style-name="ce374" office:value-type="currency" office:currency="USD" office:value="12568.75" calcext:value-type="currency">
            <text:p>$12,568.75</text:p>
          </table:table-cell>
          <table:table-cell table:style-name="ce374" office:value-type="currency" office:currency="USD" office:value="14346.74" calcext:value-type="currency">
            <text:p>$14,346.74</text:p>
          </table:table-cell>
          <table:table-cell table:number-columns-repeated="2" table:style-name="ce374" office:value-type="currency" office:currency="USD" office:value="16480.32" calcext:value-type="currency">
            <text:p>$16,480.32</text:p>
          </table:table-cell>
          <table:table-cell office:value-type="currency" office:currency="USD" office:value="140964.04" calcext:value-type="currency">
            <text:p>$140,964.04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Washington Post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tore Specific Publication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ashington Auto Show Program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2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Direct Mail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Database Mail</text:p>
          </table:table-cell>
          <table:table-cell table:style-name="ce374" office:value-type="currency" office:currency="USD" office:value="0" calcext:value-type="currency">
            <text:p>$0.00</text:p>
          </table:table-cell>
          <table:table-cell table:number-columns-repeated="2" table:style-name="ce374" office:value-type="currency" office:currency="USD" office:value="3250" calcext:value-type="currency">
            <text:p>$3,250.00</text:p>
          </table:table-cell>
          <table:table-cell table:number-columns-repeated="9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6500" calcext:value-type="currency">
            <text:p>$6,50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VIP - Equity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onquest email/CB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p One Sale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pecial event or othe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74" office:value-type="currency" office:currency="USD" office:value="0" calcext:value-type="currency">
            <text:p>$0.00</text:p>
          </table:table-cell>
          <table:table-cell table:number-columns-repeated="2" table:style-name="ce374" office:value-type="currency" office:currency="USD" office:value="3250" calcext:value-type="currency">
            <text:p>$3,250.00</text:p>
          </table:table-cell>
          <table:table-cell table:number-columns-repeated="9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6500" calcext:value-type="currency">
            <text:p>$6,500.00</text:p>
          </table:table-cell>
        </table:table-row>
        <table:table-row table:style-name="ro1">
          <table:table-cell office:value-type="string" calcext:value-type="string">
            <text:p>Fixed Internet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12" table:style-name="ce374" office:value-type="currency" office:currency="USD" office:value="2211.9" calcext:value-type="currency">
            <text:p>$2,211.90</text:p>
          </table:table-cell>
          <table:table-cell office:value-type="currency" office:currency="USD" office:value="26542.8" calcext:value-type="currency">
            <text:p>$26,542.8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ad Text</text:p>
          </table:table-cell>
          <table:table-cell table:number-columns-repeated="12" table:style-name="ce374" office:value-type="currency" office:currency="USD" office:value="395" calcext:value-type="currency">
            <text:p>$395.00</text:p>
          </table:table-cell>
          <table:table-cell office:value-type="currency" office:currency="USD" office:value="4740" calcext:value-type="currency">
            <text:p>$4,740.00</text:p>
          </table:table-cell>
        </table:table-row>
        <table:table-row table:style-name="ro1">
          <table:table-cell office:value-type="string" calcext:value-type="string">
            <text:p>eLead RCI Data Feed</text:p>
          </table:table-cell>
          <table:table-cell table:number-columns-repeated="12" table:style-name="ce374" office:value-type="currency" office:currency="USD" office:value="759" calcext:value-type="currency">
            <text:p>$759.00</text:p>
          </table:table-cell>
          <table:table-cell office:value-type="currency" office:currency="USD" office:value="9108" calcext:value-type="currency">
            <text:p>$9,108.00</text:p>
          </table:table-cell>
        </table:table-row>
        <table:table-row table:style-name="ro1">
          <table:table-cell office:value-type="string" calcext:value-type="string">
            <text:p>eLead BDC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ad Rebate Integration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ad GoldDigge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quity Mining Tool-Perfect Prospect</text:p>
          </table:table-cell>
          <table:table-cell table:number-columns-repeated="12" table:style-name="ce374" office:value-type="currency" office:currency="USD" office:value="5530" calcext:value-type="currency">
            <text:p>$5,530.00</text:p>
          </table:table-cell>
          <table:table-cell office:value-type="currency" office:currency="USD" office:value="66360" calcext:value-type="currency">
            <text:p>$66,360.00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table:number-columns-repeated="12" table:style-name="ce374" office:value-type="currency" office:currency="USD" office:value="365" calcext:value-type="currency">
            <text:p>$365.00</text:p>
          </table:table-cell>
          <table:table-cell office:value-type="currency" office:currency="USD" office:value="4380" calcext:value-type="currency">
            <text:p>$4,380.00</text:p>
          </table:table-cell>
        </table:table-row>
        <table:table-row table:style-name="ro1">
          <table:table-cell office:value-type="string" calcext:value-type="string">
            <text:p>Century Interactive</text:p>
          </table:table-cell>
          <table:table-cell table:number-columns-repeated="12" table:style-name="ce374" office:value-type="currency" office:currency="USD" office:value="1247" calcext:value-type="currency">
            <text:p>$1,247.00</text:p>
          </table:table-cell>
          <table:table-cell office:value-type="currency" office:currency="USD" office:value="14964" calcext:value-type="currency">
            <text:p>$14,964.00</text:p>
          </table:table-cell>
        </table:table-row>
        <table:table-row table:style-name="ro1">
          <table:table-cell office:value-type="string" calcext:value-type="string">
            <text:p>Finance Tool-Finance Driver</text:p>
          </table:table-cell>
          <table:table-cell table:number-columns-repeated="12" table:style-name="ce374" office:value-type="currency" office:currency="USD" office:value="249" calcext:value-type="currency">
            <text:p>$249.00</text:p>
          </table:table-cell>
          <table:table-cell office:value-type="currency" office:currency="USD" office:value="2988" calcext:value-type="currency">
            <text:p>$2,988.00</text:p>
          </table:table-cell>
        </table:table-row>
        <table:table-row table:style-name="ro1">
          <table:table-cell office:value-type="string" calcext:value-type="string">
            <text:p>Rep Management</text:p>
          </table:table-cell>
          <table:table-cell table:number-columns-repeated="12" table:style-name="ce374" office:value-type="currency" office:currency="USD" office:value="142.5" calcext:value-type="currency">
            <text:p>$142.50</text:p>
          </table:table-cell>
          <table:table-cell office:value-type="currency" office:currency="USD" office:value="1710" calcext:value-type="currency">
            <text:p>$1,710.00</text:p>
          </table:table-cell>
        </table:table-row>
        <table:table-row table:style-name="ro1">
          <table:table-cell office:value-type="string" calcext:value-type="string">
            <text:p>DealerRate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ocial Media</text:p>
          </table:table-cell>
          <table:table-cell table:number-columns-repeated="12" table:style-name="ce374" office:value-type="currency" office:currency="USD" office:value="4130" calcext:value-type="currency">
            <text:p>$4,130.00</text:p>
          </table:table-cell>
          <table:table-cell office:value-type="currency" office:currency="USD" office:value="49560" calcext:value-type="currency">
            <text:p>$49,560.00</text:p>
          </table:table-cell>
        </table:table-row>
        <table:table-row table:style-name="ro1">
          <table:table-cell office:value-type="string" calcext:value-type="string">
            <text:p>Social Media - Alli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Trade-in Tool</text:p>
          </table:table-cell>
          <table:table-cell table:number-columns-repeated="12" table:style-name="ce374" office:value-type="currency" office:currency="USD" office:value="485.99" calcext:value-type="currency">
            <text:p>$485.99</text:p>
          </table:table-cell>
          <table:table-cell office:value-type="currency" office:currency="USD" office:value="5831.88" calcext:value-type="currency">
            <text:p>$5,831.88</text:p>
          </table:table-cell>
        </table:table-row>
        <table:table-row table:style-name="ro1">
          <table:table-cell office:value-type="string" calcext:value-type="string">
            <text:p>eLead - ACE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ad Deal Builder</text:p>
          </table:table-cell>
          <table:table-cell table:number-columns-repeated="12" table:style-name="ce374" office:value-type="currency" office:currency="USD" office:value="1600" calcext:value-type="currency">
            <text:p>$1,600.00</text:p>
          </table:table-cell>
          <table:table-cell office:value-type="currency" office:currency="USD" office:value="19200" calcext:value-type="currency">
            <text:p>$19,200.00</text:p>
          </table:table-cell>
        </table:table-row>
        <table:table-row table:style-name="ro1">
          <table:table-cell office:value-type="string" calcext:value-type="string">
            <text:p>Newslette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2" table:style-name="ce374" office:value-type="currency" office:currency="USD" office:value="17115.39" calcext:value-type="currency">
            <text:p>$17,115.39</text:p>
          </table:table-cell>
          <table:table-cell office:value-type="currency" office:currency="USD" office:value="205384.68" calcext:value-type="currency">
            <text:p>$205,384.68</text:p>
          </table:table-cell>
        </table:table-row>
        <table:table-row table:style-name="ro1">
          <table:table-cell office:value-type="string" calcext:value-type="string">
            <text:p>New Vehicles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OEM</text:p>
          </table:table-cell>
          <table:table-cell table:style-name="ce374" office:value-type="currency" office:currency="USD" office:value="1000" calcext:value-type="currency">
            <text:p>$1,000.00</text:p>
          </table:table-cell>
          <table:table-cell table:style-name="ce374" office:value-type="currency" office:currency="USD" office:value="776.34" calcext:value-type="currency">
            <text:p>$776.34</text:p>
          </table:table-cell>
          <table:table-cell/>
          <table:table-cell table:style-name="ce374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374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374" office:value-type="currency" office:currency="USD" office:value="1000" calcext:value-type="currency">
            <text:p>$1,000.00</text:p>
          </table:table-cell>
          <table:table-cell table:number-columns-repeated="2"/>
          <table:table-cell office:value-type="currency" office:currency="USD" office:value="4776.34" calcext:value-type="currency">
            <text:p>$4,776.34</text:p>
          </table:table-cell>
        </table:table-row>
        <table:table-row table:style-name="ro1">
          <table:table-cell office:value-type="string" calcext:value-type="string">
            <text:p>True Car</text:p>
          </table:table-cell>
          <table:table-cell table:number-columns-repeated="12" table:style-name="ce374" office:value-type="currency" office:currency="USD" office:value="3900" calcext:value-type="currency">
            <text:p>$3,900.00</text:p>
          </table:table-cell>
          <table:table-cell office:value-type="currency" office:currency="USD" office:value="46800" calcext:value-type="currency">
            <text:p>$46,800.00</text:p>
          </table:table-cell>
        </table:table-row>
        <table:table-row table:style-name="ro1">
          <table:table-cell office:value-type="string" calcext:value-type="string">
            <text:p>Pure Cars - VYT</text:p>
          </table:table-cell>
          <table:table-cell table:number-columns-repeated="12" table:style-name="ce374" office:value-type="currency" office:currency="USD" office:value="807" calcext:value-type="currency">
            <text:p>$807.00</text:p>
          </table:table-cell>
          <table:table-cell office:value-type="currency" office:currency="USD" office:value="9684" calcext:value-type="currency">
            <text:p>$9,684.00</text:p>
          </table:table-cell>
        </table:table-row>
        <table:table-row table:style-name="ro1">
          <table:table-cell office:value-type="string" calcext:value-type="string">
            <text:p>AutoTrader - Accelerate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rs.com Special Offer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rs.com - Dealer Solutions New</text:p>
          </table:table-cell>
          <table:table-cell table:number-columns-repeated="12" table:style-name="ce374" office:value-type="currency" office:currency="USD" office:value="1100" calcext:value-type="currency">
            <text:p>$1,100.00</text:p>
          </table:table-cell>
          <table:table-cell office:value-type="currency" office:currency="USD" office:value="13200" calcext:value-type="currency">
            <text:p>$13,200.00</text:p>
          </table:table-cell>
        </table:table-row>
        <table:table-row table:style-name="ro1">
          <table:table-cell office:value-type="string" calcext:value-type="string">
            <text:p>Cars.com Banner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rs.com Premie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dmunds.com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ureCars - SEM</text:p>
          </table:table-cell>
          <table:table-cell table:number-columns-repeated="12" table:style-name="ce374" office:value-type="currency" office:currency="USD" office:value="16350" calcext:value-type="currency">
            <text:p>$16,350.00</text:p>
          </table:table-cell>
          <table:table-cell office:value-type="currency" office:currency="USD" office:value="196200" calcext:value-type="currency">
            <text:p>$196,200.00</text:p>
          </table:table-cell>
        </table:table-row>
        <table:table-row table:style-name="ro1">
          <table:table-cell office:value-type="string" calcext:value-type="string">
            <text:p>Work Truck Solution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Special Finance lead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P+/Wash Post Digital/Boston special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obile Campaign/Lotlinx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Dealix/KBB - New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AutoTrader/KBB - TIM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74" office:value-type="currency" office:currency="USD" office:value="23157" calcext:value-type="currency">
            <text:p>$23,157.00</text:p>
          </table:table-cell>
          <table:table-cell table:style-name="ce374" office:value-type="currency" office:currency="USD" office:value="22933.34" calcext:value-type="currency">
            <text:p>$22,933.34</text:p>
          </table:table-cell>
          <table:table-cell table:style-name="ce374" office:value-type="currency" office:currency="USD" office:value="22157" calcext:value-type="currency">
            <text:p>$22,157.00</text:p>
          </table:table-cell>
          <table:table-cell table:style-name="ce374" office:value-type="currency" office:currency="USD" office:value="23157" calcext:value-type="currency">
            <text:p>$23,157.00</text:p>
          </table:table-cell>
          <table:table-cell table:number-columns-repeated="2" table:style-name="ce374" office:value-type="currency" office:currency="USD" office:value="22157" calcext:value-type="currency">
            <text:p>$22,157.00</text:p>
          </table:table-cell>
          <table:table-cell table:style-name="ce374" office:value-type="currency" office:currency="USD" office:value="23157" calcext:value-type="currency">
            <text:p>$23,157.00</text:p>
          </table:table-cell>
          <table:table-cell table:number-columns-repeated="2" table:style-name="ce374" office:value-type="currency" office:currency="USD" office:value="22157" calcext:value-type="currency">
            <text:p>$22,157.00</text:p>
          </table:table-cell>
          <table:table-cell table:style-name="ce374" office:value-type="currency" office:currency="USD" office:value="23157" calcext:value-type="currency">
            <text:p>$23,157.00</text:p>
          </table:table-cell>
          <table:table-cell table:number-columns-repeated="2" table:style-name="ce374" office:value-type="currency" office:currency="USD" office:value="22157" calcext:value-type="currency">
            <text:p>$22,157.00</text:p>
          </table:table-cell>
          <table:table-cell office:value-type="currency" office:currency="USD" office:value="270660.34" calcext:value-type="currency">
            <text:p>$270,660.34</text:p>
          </table:table-cell>
        </table:table-row>
        <table:table-row table:style-name="ro1">
          <table:table-cell office:value-type="string" calcext:value-type="string">
            <text:p>Used Vehicles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AutoTrader</text:p>
          </table:table-cell>
          <table:table-cell table:number-columns-repeated="12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rFax UCL</text:p>
          </table:table-cell>
          <table:table-cell table:number-columns-repeated="12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rs.com</text:p>
          </table:table-cell>
          <table:table-cell table:number-columns-repeated="12" table:style-name="ce374" office:value-type="currency" office:currency="USD" office:value="1100" calcext:value-type="currency">
            <text:p>$1,100.00</text:p>
          </table:table-cell>
          <table:table-cell office:value-type="currency" office:currency="USD" office:value="13200" calcext:value-type="currency">
            <text:p>$13,200.00</text:p>
          </table:table-cell>
        </table:table-row>
        <table:table-row table:style-name="ro1">
          <table:table-cell office:value-type="string" calcext:value-type="string">
            <text:p>Cars.com Premie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ars.com Banner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dmunds.com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Autotrader Spotlights/Accelerate D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KBB Used</text:p>
          </table:table-cell>
          <table:table-cell table:number-columns-repeated="12" table:style-name="ce374" office:value-type="currency" office:currency="USD" office:value="4105" calcext:value-type="currency">
            <text:p>$4,105.00</text:p>
          </table:table-cell>
          <table:table-cell office:value-type="currency" office:currency="USD" office:value="49260" calcext:value-type="currency">
            <text:p>$49,260.00</text:p>
          </table:table-cell>
        </table:table-row>
        <table:table-row table:style-name="ro1">
          <table:table-cell office:value-type="string" calcext:value-type="string">
            <text:p>Cargurus</text:p>
          </table:table-cell>
          <table:table-cell table:style-name="ce374" office:value-type="currency" office:currency="USD" office:value="2000" calcext:value-type="currency">
            <text:p>$2,000.00</text:p>
          </table:table-cell>
          <table:table-cell table:number-columns-repeated="11" table:style-name="ce374" office:value-type="currency" office:currency="USD" office:value="2350" calcext:value-type="currency">
            <text:p>$2,350.00</text:p>
          </table:table-cell>
          <table:table-cell office:value-type="currency" office:currency="USD" office:value="27850" calcext:value-type="currency">
            <text:p>$27,850.00</text:p>
          </table:table-cell>
        </table:table-row>
        <table:table-row table:style-name="ro1">
          <table:table-cell office:value-type="string" calcext:value-type="string">
            <text:p>SEM</text:p>
          </table:table-cell>
          <table:table-cell table:number-columns-repeated="12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74" office:value-type="currency" office:currency="USD" office:value="7205" calcext:value-type="currency">
            <text:p>$7,205.00</text:p>
          </table:table-cell>
          <table:table-cell table:number-columns-repeated="11" table:style-name="ce374" office:value-type="currency" office:currency="USD" office:value="7555" calcext:value-type="currency">
            <text:p>$7,555.00</text:p>
          </table:table-cell>
          <table:table-cell office:value-type="currency" office:currency="USD" office:value="90310" calcext:value-type="currency">
            <text:p>$90,310.00</text:p>
          </table:table-cell>
        </table:table-row>
        <table:table-row table:style-name="ro1">
          <table:table-cell office:value-type="string" calcext:value-type="string">
            <text:p>Internet Total</text:p>
          </table:table-cell>
          <table:table-cell table:style-name="ce374" office:value-type="currency" office:currency="USD" office:value="47477.39" calcext:value-type="currency">
            <text:p>$47,477.39</text:p>
          </table:table-cell>
          <table:table-cell table:style-name="ce374" office:value-type="currency" office:currency="USD" office:value="47603.73" calcext:value-type="currency">
            <text:p>$47,603.73</text:p>
          </table:table-cell>
          <table:table-cell table:style-name="ce374" office:value-type="currency" office:currency="USD" office:value="46827.39" calcext:value-type="currency">
            <text:p>$46,827.39</text:p>
          </table:table-cell>
          <table:table-cell table:style-name="ce374" office:value-type="currency" office:currency="USD" office:value="47827.39" calcext:value-type="currency">
            <text:p>$47,827.39</text:p>
          </table:table-cell>
          <table:table-cell table:number-columns-repeated="2" table:style-name="ce374" office:value-type="currency" office:currency="USD" office:value="46827.39" calcext:value-type="currency">
            <text:p>$46,827.39</text:p>
          </table:table-cell>
          <table:table-cell table:style-name="ce374" office:value-type="currency" office:currency="USD" office:value="47827.39" calcext:value-type="currency">
            <text:p>$47,827.39</text:p>
          </table:table-cell>
          <table:table-cell table:number-columns-repeated="2" table:style-name="ce374" office:value-type="currency" office:currency="USD" office:value="46827.39" calcext:value-type="currency">
            <text:p>$46,827.39</text:p>
          </table:table-cell>
          <table:table-cell table:style-name="ce374" office:value-type="currency" office:currency="USD" office:value="47827.39" calcext:value-type="currency">
            <text:p>$47,827.39</text:p>
          </table:table-cell>
          <table:table-cell table:number-columns-repeated="2" table:style-name="ce374" office:value-type="currency" office:currency="USD" office:value="46827.39" calcext:value-type="currency">
            <text:p>$46,827.39</text:p>
          </table:table-cell>
          <table:table-cell office:value-type="currency" office:currency="USD" office:value="566355.02" calcext:value-type="currency">
            <text:p>$566,355.02</text:p>
          </table:table-cell>
        </table:table-row>
        <table:table-row table:style-name="ro1">
          <table:table-cell office:value-type="string" calcext:value-type="string">
            <text:p>PVR on Internet</text:p>
          </table:table-cell>
          <table:table-cell table:style-name="ce374" office:value-type="currency" office:currency="USD" office:value="327.43" calcext:value-type="currency">
            <text:p>$327.43</text:p>
          </table:table-cell>
          <table:table-cell table:style-name="ce374" office:value-type="currency" office:currency="USD" office:value="280.02" calcext:value-type="currency">
            <text:p>$280.02</text:p>
          </table:table-cell>
          <table:table-cell table:style-name="ce374" office:value-type="currency" office:currency="USD" office:value="228.43" calcext:value-type="currency">
            <text:p>$228.43</text:p>
          </table:table-cell>
          <table:table-cell table:style-name="ce374" office:value-type="currency" office:currency="USD" office:value="239.14" calcext:value-type="currency">
            <text:p>$239.14</text:p>
          </table:table-cell>
          <table:table-cell table:style-name="ce374" office:value-type="currency" office:currency="USD" office:value="210.93" calcext:value-type="currency">
            <text:p>$210.93</text:p>
          </table:table-cell>
          <table:table-cell table:style-name="ce374" office:value-type="currency" office:currency="USD" office:value="199.27" calcext:value-type="currency">
            <text:p>$199.27</text:p>
          </table:table-cell>
          <table:table-cell table:style-name="ce374" office:value-type="currency" office:currency="USD" office:value="203.52" calcext:value-type="currency">
            <text:p>$203.52</text:p>
          </table:table-cell>
          <table:table-cell table:style-name="ce374" office:value-type="currency" office:currency="USD" office:value="195.11" calcext:value-type="currency">
            <text:p>$195.11</text:p>
          </table:table-cell>
          <table:table-cell table:style-name="ce374" office:value-type="currency" office:currency="USD" office:value="217.8" calcext:value-type="currency">
            <text:p>$217.80</text:p>
          </table:table-cell>
          <table:table-cell table:style-name="ce374" office:value-type="currency" office:currency="USD" office:value="225.6" calcext:value-type="currency">
            <text:p>$225.60</text:p>
          </table:table-cell>
          <table:table-cell table:style-name="ce374" office:value-type="currency" office:currency="USD" office:value="228.43" calcext:value-type="currency">
            <text:p>$228.43</text:p>
          </table:table-cell>
          <table:table-cell table:style-name="ce374" office:value-type="currency" office:currency="USD" office:value="208.12" calcext:value-type="currency">
            <text:p>$208.12</text:p>
          </table:table-cell>
          <table:table-cell table:style-name="Default" office:value-type="float" office:value="225.729382223994" calcext:value-type="float">
            <text:p>225.729382223994</text:p>
          </table:table-cell>
        </table:table-row>
        <table:table-row table:style-name="ro1">
          <table:table-cell office:value-type="string" calcext:value-type="string">
            <text:p>Used Vehicles - non Internet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Carfax</text:p>
          </table:table-cell>
          <table:table-cell table:number-columns-repeated="12" table:style-name="ce374" office:value-type="currency" office:currency="USD" office:value="820" calcext:value-type="currency">
            <text:p>$820.00</text:p>
          </table:table-cell>
          <table:table-cell office:value-type="currency" office:currency="USD" office:value="9840" calcext:value-type="currency">
            <text:p>$9,840.00</text:p>
          </table:table-cell>
        </table:table-row>
        <table:table-row table:style-name="ro1">
          <table:table-cell office:value-type="string" calcext:value-type="string">
            <text:p>Special event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2" table:style-name="ce374" office:value-type="currency" office:currency="USD" office:value="820" calcext:value-type="currency">
            <text:p>$820.00</text:p>
          </table:table-cell>
          <table:table-cell office:value-type="currency" office:currency="USD" office:value="9840" calcext:value-type="currency">
            <text:p>$9,840.00</text:p>
          </table:table-cell>
        </table:table-row>
        <table:table-row table:style-name="ro1">
          <table:table-cell office:value-type="string" calcext:value-type="string">
            <text:p>Store Specific Other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Graphic Design - Web and Print</text:p>
          </table:table-cell>
          <table:table-cell table:number-columns-repeated="12" table:style-name="ce374" office:value-type="currency" office:currency="USD" office:value="750" calcext:value-type="currency">
            <text:p>$750.00</text:p>
          </table:table-cell>
          <table:table-cell office:value-type="currency" office:currency="USD" office:value="9000" calcext:value-type="currency">
            <text:p>$9,000.00</text:p>
          </table:table-cell>
        </table:table-row>
        <table:table-row table:style-name="ro1">
          <table:table-cell office:value-type="string" calcext:value-type="string">
            <text:p>Printing Cost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Polin PR</text:p>
          </table:table-cell>
          <table:table-cell table:number-columns-repeated="9" table:style-name="ce374" office:value-type="currency" office:currency="USD" office:value="180" calcext:value-type="currency">
            <text:p>$180.00</text:p>
          </table:table-cell>
          <table:table-cell table:style-name="ce374" office:value-type="currency" office:currency="USD" office:value="380" calcext:value-type="currency">
            <text:p>$380.00</text:p>
          </table:table-cell>
          <table:table-cell table:number-columns-repeated="2" table:style-name="ce374" office:value-type="currency" office:currency="USD" office:value="180" calcext:value-type="currency">
            <text:p>$180.00</text:p>
          </table:table-cell>
          <table:table-cell office:value-type="currency" office:currency="USD" office:value="2360" calcext:value-type="currency">
            <text:p>$2,360.00</text:p>
          </table:table-cell>
        </table:table-row>
        <table:table-row table:style-name="ro1">
          <table:table-cell office:value-type="string" calcext:value-type="string">
            <text:p>POP Instore</text:p>
          </table:table-cell>
          <table:table-cell table:number-columns-repeated="2" table:style-name="ce374" office:value-type="currency" office:currency="USD" office:value="500" calcext:value-type="currency">
            <text:p>$500.00</text:p>
          </table:table-cell>
          <table:table-cell table:number-columns-repeated="2" table:style-name="ce374" office:value-type="currency" office:currency="USD" office:value="0" calcext:value-type="currency">
            <text:p>$0.00</text:p>
          </table:table-cell>
          <table:table-cell table:style-name="ce374" office:value-type="currency" office:currency="USD" office:value="155" calcext:value-type="currency">
            <text:p>$155.00</text:p>
          </table:table-cell>
          <table:table-cell table:style-name="ce374" office:value-type="currency" office:currency="USD" office:value="517" calcext:value-type="currency">
            <text:p>$517.00</text:p>
          </table:table-cell>
          <table:table-cell table:style-name="ce374" office:value-type="currency" office:currency="USD" office:value="0" calcext:value-type="currency">
            <text:p>$0.00</text:p>
          </table:table-cell>
          <table:table-cell table:style-name="ce374" office:value-type="currency" office:currency="USD" office:value="268.23" calcext:value-type="currency">
            <text:p>$268.23</text:p>
          </table:table-cell>
          <table:table-cell table:style-name="ce374" office:value-type="currency" office:currency="USD" office:value="500" calcext:value-type="currency">
            <text:p>$500.00</text:p>
          </table:table-cell>
          <table:table-cell table:style-name="ce374" office:value-type="currency" office:currency="USD" office:value="456.78" calcext:value-type="currency">
            <text:p>$456.78</text:p>
          </table:table-cell>
          <table:table-cell table:number-columns-repeated="2" table:style-name="ce374" office:value-type="currency" office:currency="USD" office:value="500" calcext:value-type="currency">
            <text:p>$500.00</text:p>
          </table:table-cell>
          <table:table-cell office:value-type="currency" office:currency="USD" office:value="3897.01" calcext:value-type="currency">
            <text:p>$3,897.01</text:p>
          </table:table-cell>
        </table:table-row>
        <table:table-row table:style-name="ro1">
          <table:table-cell office:value-type="string" calcext:value-type="string">
            <text:p>COSTCO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ilitary - Ft. Belvoir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BJs Wholesale Club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ommunity Events/Sponsorship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Charitable Donation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Automotive - New car clinic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Outdoor/billboards/etc.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isc/TBD</text:p>
          </table:table-cell>
          <table:table-cell table:style-name="ce374" office:value-type="currency" office:currency="USD" office:value="200" calcext:value-type="currency">
            <text:p>$200.00</text:p>
          </table:table-cell>
          <table:table-cell table:style-name="ce374" office:value-type="currency" office:currency="USD" office:value="435" calcext:value-type="currency">
            <text:p>$435.00</text:p>
          </table:table-cell>
          <table:table-cell table:style-name="ce374" office:value-type="currency" office:currency="USD" office:value="313.63" calcext:value-type="currency">
            <text:p>$313.63</text:p>
          </table:table-cell>
          <table:table-cell table:number-columns-repeated="2" table:style-name="ce374" office:value-type="currency" office:currency="USD" office:value="200" calcext:value-type="currency">
            <text:p>$200.00</text:p>
          </table:table-cell>
          <table:table-cell table:number-columns-repeated="2" table:style-name="ce374" office:value-type="currency" office:currency="USD" office:value="605" calcext:value-type="currency">
            <text:p>$605.00</text:p>
          </table:table-cell>
          <table:table-cell table:style-name="ce374" office:value-type="currency" office:currency="USD" office:value="200" calcext:value-type="currency">
            <text:p>$200.00</text:p>
          </table:table-cell>
          <table:table-cell table:style-name="ce374" office:value-type="currency" office:currency="USD" office:value="635" calcext:value-type="currency">
            <text:p>$635.00</text:p>
          </table:table-cell>
          <table:table-cell table:number-columns-repeated="3" table:style-name="ce374" office:value-type="currency" office:currency="USD" office:value="200" calcext:value-type="currency">
            <text:p>$200.00</text:p>
          </table:table-cell>
          <table:table-cell office:value-type="currency" office:currency="USD" office:value="3993.63" calcext:value-type="currency">
            <text:p>$3,993.63</text:p>
          </table:table-cell>
        </table:table-row>
        <table:table-row table:style-name="ro1">
          <table:table-cell office:value-type="string" calcext:value-type="string">
            <text:p>Old Glory</text:p>
          </table:table-cell>
          <table:table-cell table:style-name="ce374" office:value-type="currency" office:currency="USD" office:value="400" calcext:value-type="currency">
            <text:p>$400.00</text:p>
          </table:table-cell>
          <table:table-cell table:number-columns-repeated="11" table:style-name="ce374" office:value-type="currency" office:currency="USD" office:value="475" calcext:value-type="currency">
            <text:p>$475.00</text:p>
          </table:table-cell>
          <table:table-cell office:value-type="currency" office:currency="USD" office:value="5625" calcext:value-type="currency">
            <text:p>$5,625.00</text:p>
          </table:table-cell>
        </table:table-row>
        <table:table-row table:style-name="ro1">
          <table:table-cell office:value-type="string" calcext:value-type="string">
            <text:p>UBS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ce374" office:value-type="currency" office:currency="USD" office:value="2030" calcext:value-type="currency">
            <text:p>$2,030.00</text:p>
          </table:table-cell>
          <table:table-cell table:style-name="ce374" office:value-type="currency" office:currency="USD" office:value="2340" calcext:value-type="currency">
            <text:p>$2,340.00</text:p>
          </table:table-cell>
          <table:table-cell table:style-name="ce374" office:value-type="currency" office:currency="USD" office:value="1718.63" calcext:value-type="currency">
            <text:p>$1,718.63</text:p>
          </table:table-cell>
          <table:table-cell table:style-name="ce374" office:value-type="currency" office:currency="USD" office:value="1605" calcext:value-type="currency">
            <text:p>$1,605.00</text:p>
          </table:table-cell>
          <table:table-cell table:style-name="ce374" office:value-type="currency" office:currency="USD" office:value="1760" calcext:value-type="currency">
            <text:p>$1,760.00</text:p>
          </table:table-cell>
          <table:table-cell table:style-name="ce374" office:value-type="currency" office:currency="USD" office:value="2527" calcext:value-type="currency">
            <text:p>$2,527.00</text:p>
          </table:table-cell>
          <table:table-cell table:style-name="ce374" office:value-type="currency" office:currency="USD" office:value="2010" calcext:value-type="currency">
            <text:p>$2,010.00</text:p>
          </table:table-cell>
          <table:table-cell table:style-name="ce374" office:value-type="currency" office:currency="USD" office:value="1873.23" calcext:value-type="currency">
            <text:p>$1,873.23</text:p>
          </table:table-cell>
          <table:table-cell table:style-name="ce374" office:value-type="currency" office:currency="USD" office:value="2540" calcext:value-type="currency">
            <text:p>$2,540.00</text:p>
          </table:table-cell>
          <table:table-cell table:style-name="ce374" office:value-type="currency" office:currency="USD" office:value="2261.78" calcext:value-type="currency">
            <text:p>$2,261.78</text:p>
          </table:table-cell>
          <table:table-cell table:number-columns-repeated="2" table:style-name="ce374" office:value-type="currency" office:currency="USD" office:value="2105" calcext:value-type="currency">
            <text:p>$2,105.00</text:p>
          </table:table-cell>
          <table:table-cell office:value-type="currency" office:currency="USD" office:value="24875.64" calcext:value-type="currency">
            <text:p>$24,875.64</text:p>
          </table:table-cell>
        </table:table-row>
        <table:table-row table:style-name="ro1">
          <table:table-cell office:value-type="string" calcext:value-type="string">
            <text:p>CO-OP</text:p>
          </table:table-cell>
          <table:table-cell table:number-columns-repeated="12" table:style-name="ce374" office:value-type="currency" office:currency="USD" office:value="0" calcext:value-type="currency">
            <text:p>$0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GRAND TOTAL (WITHOUT CO-OP)</text:p>
          </table:table-cell>
          <table:table-cell table:style-name="ce374" office:value-type="currency" office:currency="USD" office:value="58960.46" calcext:value-type="currency">
            <text:p>$58,960.46</text:p>
          </table:table-cell>
          <table:table-cell table:style-name="ce374" office:value-type="currency" office:currency="USD" office:value="62831.1" calcext:value-type="currency">
            <text:p>$62,831.10</text:p>
          </table:table-cell>
          <table:table-cell table:style-name="ce374" office:value-type="currency" office:currency="USD" office:value="62038.67" calcext:value-type="currency">
            <text:p>$62,038.67</text:p>
          </table:table-cell>
          <table:table-cell table:style-name="ce374" office:value-type="currency" office:currency="USD" office:value="63321.79" calcext:value-type="currency">
            <text:p>$63,321.79</text:p>
          </table:table-cell>
          <table:table-cell table:style-name="ce374" office:value-type="currency" office:currency="USD" office:value="55615.13" calcext:value-type="currency">
            <text:p>$55,615.13</text:p>
          </table:table-cell>
          <table:table-cell table:style-name="ce374" office:value-type="currency" office:currency="USD" office:value="64876.72" calcext:value-type="currency">
            <text:p>$64,876.72</text:p>
          </table:table-cell>
          <table:table-cell table:style-name="ce374" office:value-type="currency" office:currency="USD" office:value="60775.06" calcext:value-type="currency">
            <text:p>$60,775.06</text:p>
          </table:table-cell>
          <table:table-cell table:style-name="ce374" office:value-type="currency" office:currency="USD" office:value="59638.29" calcext:value-type="currency">
            <text:p>$59,638.29</text:p>
          </table:table-cell>
          <table:table-cell table:style-name="ce374" office:value-type="currency" office:currency="USD" office:value="62756.14" calcext:value-type="currency">
            <text:p>$62,756.14</text:p>
          </table:table-cell>
          <table:table-cell table:style-name="ce374" office:value-type="currency" office:currency="USD" office:value="65255.91" calcext:value-type="currency">
            <text:p>$65,255.91</text:p>
          </table:table-cell>
          <table:table-cell table:number-columns-repeated="2" table:style-name="ce374" office:value-type="currency" office:currency="USD" office:value="66232.71" calcext:value-type="currency">
            <text:p>$66,232.71</text:p>
          </table:table-cell>
          <table:table-cell office:value-type="currency" office:currency="USD" office:value="748534.71" calcext:value-type="currency">
            <text:p>$748,534.71</text:p>
          </table:table-cell>
        </table:table-row>
        <table:table-row table:style-name="ro1">
          <table:table-cell office:value-type="string" calcext:value-type="string">
            <text:p>NEW SALES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USED SALE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30" calcext:value-type="float">
            <text:p>130</text:p>
          </table:table-cell>
          <table:table-cell table:number-columns-repeated="2" office:value-type="float" office:value="125" calcext:value-type="float">
            <text:p>125</text:p>
          </table:table-cell>
          <table:table-cell table:style-name="Default"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45" calcext:value-type="float">
            <text:p>145</text:p>
          </table:table-cell>
          <table:table-cell office:value-type="float" office:value="170" calcext:value-type="float">
            <text:p>170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25" calcext:value-type="float">
            <text:p>225</text:p>
          </table:table-cell>
          <table:table-cell table:style-name="Default" office:value-type="float" office:value="2509" calcext:value-type="float">
            <text:p>2509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table:style-name="ce374" office:value-type="currency" office:currency="USD" office:value="406.62" calcext:value-type="currency">
            <text:p>$406.62</text:p>
          </table:table-cell>
          <table:table-cell table:style-name="ce374" office:value-type="currency" office:currency="USD" office:value="369.59" calcext:value-type="currency">
            <text:p>$369.59</text:p>
          </table:table-cell>
          <table:table-cell table:style-name="ce374" office:value-type="currency" office:currency="USD" office:value="302.63" calcext:value-type="currency">
            <text:p>$302.63</text:p>
          </table:table-cell>
          <table:table-cell table:style-name="ce374" office:value-type="currency" office:currency="USD" office:value="316.61" calcext:value-type="currency">
            <text:p>$316.61</text:p>
          </table:table-cell>
          <table:table-cell table:style-name="ce374" office:value-type="currency" office:currency="USD" office:value="250.52" calcext:value-type="currency">
            <text:p>$250.52</text:p>
          </table:table-cell>
          <table:table-cell table:style-name="ce374" office:value-type="currency" office:currency="USD" office:value="276.07" calcext:value-type="currency">
            <text:p>$276.07</text:p>
          </table:table-cell>
          <table:table-cell table:style-name="ce374" office:value-type="currency" office:currency="USD" office:value="258.62" calcext:value-type="currency">
            <text:p>$258.62</text:p>
          </table:table-cell>
          <table:table-cell table:style-name="ce374" office:value-type="currency" office:currency="USD" office:value="248.49" calcext:value-type="currency">
            <text:p>$248.49</text:p>
          </table:table-cell>
          <table:table-cell table:style-name="ce374" office:value-type="currency" office:currency="USD" office:value="291.89" calcext:value-type="currency">
            <text:p>$291.89</text:p>
          </table:table-cell>
          <table:table-cell table:style-name="ce374" office:value-type="currency" office:currency="USD" office:value="307.81" calcext:value-type="currency">
            <text:p>$307.81</text:p>
          </table:table-cell>
          <table:table-cell table:style-name="ce374" office:value-type="currency" office:currency="USD" office:value="323.09" calcext:value-type="currency">
            <text:p>$323.09</text:p>
          </table:table-cell>
          <table:table-cell table:style-name="ce374" office:value-type="currency" office:currency="USD" office:value="294.37" calcext:value-type="currency">
            <text:p>$294.37</text:p>
          </table:table-cell>
          <table:table-cell table:style-name="Default" office:value-type="float" office:value="298.34" calcext:value-type="float">
            <text:p>298.34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EasyCare Connect</text:p>
          </table:table-cell>
          <table:table-cell table:number-columns-repeated="12" table:style-name="ce374" office:value-type="currency" office:currency="USD" office:value="1095" calcext:value-type="currency">
            <text:p>$1,095.00</text:p>
          </table:table-cell>
          <table:table-cell office:value-type="currency" office:currency="USD" office:value="13140" calcext:value-type="currency">
            <text:p>$13,140.00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2"/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Trigger and Retention Mail</text:p>
          </table:table-cell>
          <table:table-cell table:style-name="ce374" office:value-type="currency" office:currency="USD" office:value="3080.32" calcext:value-type="currency">
            <text:p>$3,080.32</text:p>
          </table:table-cell>
          <table:table-cell table:number-columns-repeated="2" table:style-name="ce374" office:value-type="currency" office:currency="USD" office:value="950" calcext:value-type="currency">
            <text:p>$950.00</text:p>
          </table:table-cell>
          <table:table-cell table:style-name="ce374" office:value-type="currency" office:currency="USD" office:value="3080.32" calcext:value-type="currency">
            <text:p>$3,080.32</text:p>
          </table:table-cell>
          <table:table-cell table:number-columns-repeated="2" table:style-name="ce374" office:value-type="currency" office:currency="USD" office:value="950" calcext:value-type="currency">
            <text:p>$950.00</text:p>
          </table:table-cell>
          <table:table-cell table:style-name="ce374" office:value-type="currency" office:currency="USD" office:value="3080.32" calcext:value-type="currency">
            <text:p>$3,080.32</text:p>
          </table:table-cell>
          <table:table-cell table:number-columns-repeated="2" table:style-name="ce374" office:value-type="currency" office:currency="USD" office:value="950" calcext:value-type="currency">
            <text:p>$950.00</text:p>
          </table:table-cell>
          <table:table-cell table:style-name="ce374" office:value-type="currency" office:currency="USD" office:value="3231.6" calcext:value-type="currency">
            <text:p>$3,231.60</text:p>
          </table:table-cell>
          <table:table-cell table:number-columns-repeated="2" table:style-name="ce374" office:value-type="currency" office:currency="USD" office:value="950" calcext:value-type="currency">
            <text:p>$950.00</text:p>
          </table:table-cell>
          <table:table-cell office:value-type="currency" office:currency="USD" office:value="20072.56" calcext:value-type="currency">
            <text:p>$20,072.56</text:p>
          </table:table-cell>
        </table:table-row>
        <table:table-row table:style-name="ro1">
          <table:table-cell office:value-type="string" calcext:value-type="string">
            <text:p>SEM/Social</text:p>
          </table:table-cell>
          <table:table-cell table:number-columns-repeated="12" table:style-name="ce374" office:value-type="currency" office:currency="USD" office:value="1400" calcext:value-type="currency">
            <text:p>$1,400.00</text:p>
          </table:table-cell>
          <table:table-cell office:value-type="currency" office:currency="USD" office:value="16800" calcext:value-type="currency">
            <text:p>$16,800.00</text:p>
          </table:table-cell>
        </table:table-row>
        <table:table-row table:style-name="ro1">
          <table:table-cell office:value-type="string" calcext:value-type="string">
            <text:p>Mobile App</text:p>
          </table:table-cell>
          <table:table-cell table:number-columns-repeated="12" table:style-name="ce374" office:value-type="currency" office:currency="USD" office:value="395" calcext:value-type="currency">
            <text:p>$395.00</text:p>
          </table:table-cell>
          <table:table-cell office:value-type="currency" office:currency="USD" office:value="4740" calcext:value-type="currency">
            <text:p>$4,740.00</text:p>
          </table:table-cell>
        </table:table-row>
        <table:table-row table:style-name="ro1">
          <table:table-cell office:value-type="string" calcext:value-type="string">
            <text:p>Less VINCO Credit</text:p>
          </table:table-cell>
          <table:table-cell table:number-columns-repeated="12" table:style-name="ce374" office:value-type="currency" office:currency="USD" office:value="1841" calcext:value-type="currency">
            <text:p>$1,841.00</text:p>
          </table:table-cell>
          <table:table-cell office:value-type="currency" office:currency="USD" office:value="22092" calcext:value-type="currency">
            <text:p>$22,092.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374" office:value-type="currency" office:currency="USD" office:value="7811.32" calcext:value-type="currency">
            <text:p>$7,811.32</text:p>
          </table:table-cell>
          <table:table-cell table:number-columns-repeated="2" table:style-name="ce374" office:value-type="currency" office:currency="USD" office:value="5681" calcext:value-type="currency">
            <text:p>$5,681.00</text:p>
          </table:table-cell>
          <table:table-cell table:style-name="ce374" office:value-type="currency" office:currency="USD" office:value="7811.32" calcext:value-type="currency">
            <text:p>$7,811.32</text:p>
          </table:table-cell>
          <table:table-cell table:number-columns-repeated="2" table:style-name="ce374" office:value-type="currency" office:currency="USD" office:value="5681" calcext:value-type="currency">
            <text:p>$5,681.00</text:p>
          </table:table-cell>
          <table:table-cell table:style-name="ce374" office:value-type="currency" office:currency="USD" office:value="7811.32" calcext:value-type="currency">
            <text:p>$7,811.32</text:p>
          </table:table-cell>
          <table:table-cell table:number-columns-repeated="2" table:style-name="ce374" office:value-type="currency" office:currency="USD" office:value="5681" calcext:value-type="currency">
            <text:p>$5,681.00</text:p>
          </table:table-cell>
          <table:table-cell table:style-name="ce374" office:value-type="currency" office:currency="USD" office:value="7962.6" calcext:value-type="currency">
            <text:p>$7,962.60</text:p>
          </table:table-cell>
          <table:table-cell table:number-columns-repeated="2" table:style-name="ce374" office:value-type="currency" office:currency="USD" office:value="5681" calcext:value-type="currency">
            <text:p>$5,681.00</text:p>
          </table:table-cell>
          <table:table-cell office:value-type="currency" office:currency="USD" office:value="76844.56" calcext:value-type="currency">
            <text:p>$76,844.56</text:p>
          </table:table-cell>
        </table:table-row>
      </table:table>
      <table:named-expressions>
        <table:named-expression table:name="NamedRange1" table:base-cell-address="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28">
      <number:text>$</number:text>
      <number:number number:decimal-places="0" number:min-decimal-places="0" number:min-integer-digits="1" number:grouping="true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">
      <number:text>$</number:text>
      <number:number number:decimal-places="2" number:min-decimal-places="2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2T17:39:59.170977378</dc:date>
    <meta:editing-duration>PT4H11M20S</meta:editing-duration>
    <meta:editing-cycles>4</meta:editing-cycles>
    <meta:document-statistic meta:table-count="1" meta:cell-count="909" meta:object-count="0"/>
  </office:meta>
</office:document-meta>
</file>